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:11 </text:p>
      <text:p text:style-name="P1">Yo: eso ya lo hace...</text:p>
      <text:p text:style-name="P1"><text:s/></text:p>
      <text:p text:style-name="P1">Jesus: Está generado:</text:p>
      <text:p text:style-name="P1">13:12 </text:p>
      <text:p text:style-name="P1">43001 a 70500</text:p>
      <text:p text:style-name="P1"><text:s text:c="2"/></text:p>
      <text:p text:style-name="P1">pero no genera la parte de</text:p>
      <text:p text:style-name="P1"><text:s text:c="2"/></text:p>
      <text:p text:style-name="P1">57000 a 43001</text:p>
      <text:p text:style-name="P1"><text:s text:c="2"/></text:p>
      <text:p text:style-name="P1">para cerrar la deuda</text:p>
      <text:p text:style-name="P1">13:13 </text:p>
      <text:p text:style-name="P1">Yo: mmmmmmmm...</text:p>
      <text:p text:style-name="P1"><text:s text:c="2"/></text:p>
      <text:p text:style-name="P1">eso no lo entendí bien...</text:p>
      <text:p text:style-name="P1"><text:s text:c="2"/></text:p>
      <text:p text:style-name="P1">un asiento</text:p>
      <text:p text:style-name="P1"><text:s text:c="2"/></text:p>
      <text:p text:style-name="P1">4 apuntes?</text:p>
      <text:p text:style-name="P1">13:14 </text:p>
      <text:p text:style-name="P1">Jesus: Sería más razonable dos asientos de dos apuntes. Puesto que el pago puede no realizarse el mismo día.</text:p>
      <text:p text:style-name="P1">13:15 </text:p>
      <text:p text:style-name="P1">Yo: mmmm...oj</text:p>
      <text:p text:style-name="P1"><text:s text:c="2"/></text:p>
      <text:p text:style-name="P1">ok</text:p>
      <text:p text:style-name="P1"><text:s text:c="2"/></text:p>
      <text:p text:style-name="P1">1 fact = 2 asientos</text:p>
      <text:p text:style-name="P1"><text:s text:c="2"/></text:p>
      <text:p text:style-name="P1">otra cosa...</text:p>
      <text:p text:style-name="P1"><text:s text:c="2"/></text:p>
      <text:p text:style-name="P1">p q pones 57000?</text:p>
      <text:p text:style-name="P1">13:16 </text:p>
      <text:p text:style-name="P1">(siempre es de caja?)</text:p>
      <text:p text:style-name="P1"><text:s/></text:p>
      <text:p text:style-name="P1">Jesus: Lo estamos haciendo así, por no liar el tema con el banco.</text:p>
      <text:p text:style-name="P1">13:17 </text:p>
      <text:p text:style-name="P1">Yo: ok</text:p>
      <text:p text:style-name="P1"><text:s text:c="2"/></text:p>
      <text:p text:style-name="P1">pues...me pongo con ello</text:p>
      <text:p text:style-name="P1"><text:s text:c="2"/></text:p>
      <text:p text:style-name="P1">varias cosas claras:</text:p>
      <text:p text:style-name="P1"><text:s text:c="2"/></text:p>
      <text:p text:style-name="P1">1.- al generar factura, se genera el asiento y se contabiliza automaticamente (eso se utilizara "despues de hoy")</text:p>
      <text:p text:style-name="P1">13:18 </text:p>
      <text:p text:style-name="P1">2.- al contabilizar (opcion de hoy) la fecha de factura es la del asiento y es la de los apuntes</text:p>
      <text:p text:style-name="P1"><text:s text:c="2"/></text:p>
      <text:p text:style-name="P1">3.- por cada factura se generan dos asientos</text:p>
      <text:p text:style-name="P1"><text:s text:c="2"/></text:p>
      <text:p text:style-name="P1">4.- se utiliza la cuenta 57000 por defecto...(hasta "nuevo aviso")</text:p>
      <text:p text:style-name="P1"><text:s text:c="2"/></text:p>
      <text:p text:style-name="P1">ok?</text:p>
      <text:p text:style-name="P1">13:19 </text:p>
      <text:p text:style-name="P1">Jesus: OK</text:p>
      <text:p text:style-name="P1"><text:s/></text:p>
      <text:p text:style-name="P1">Yo: me pongo con ello</text:p>
      <text:p text:style-name="P1">13:20 </text:p>
      <text:p text:style-name="P1">Jesus: Me voy a cenar. Veré el correo en una hora more o less<text:tab/>56 minutos</text:p>
      <text:p text:style-name="P1"/>
      <text:p text:style-name="P1"><text:soft-page-break/>14:16 </text:p>
      <text:p text:style-name="P1">Jesus: Hola</text:p>
      <text:p text:style-name="P1">14:17 </text:p>
      <text:p text:style-name="P1">Yo: sigo aqui, pero esoty en ello</text:p>
      <text:p text:style-name="P1">14:19 </text:p>
      <text:p text:style-name="P1">Jesus: Me voy a acostar en unos minutos. Mañana al levantareme leo el correo.</text:p>
      <text:p text:style-name="P1">14:20 </text:p>
      <text:p text:style-name="P1">Yo: ok...mañana cuando te levantes lo tendrás, junto con un correo explicat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2" meta:paragraph-count="66" meta:word-count="223" meta:character-count="1222"/>
    <dc:date>2009-04-15T10:15:19.85</dc:date>
    <meta:editing-duration>PT00H08M29S</meta:editing-duration>
    <meta:editing-cycles>1</meta:editing-cycles>
    <meta:generator>OpenOffice.org/3.0$Win32 OpenOffice.org_project/300m15$Build-9379</meta:generator>
  </office:meta>
</office:document-meta>
</file>